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Beatrice and Olivier, </text:p>
      <text:p text:style-name="Standard"/>
      <text:p text:style-name="Standard">This message is a final summary of my comments on Sections 2 and 3. You can discard those made by my previous messages. I suggest not touching the introduction until the body of the paper is more or less settled.</text:p>
      <text:p text:style-name="Standard"/>
      <text:p text:style-name="Standard">- In section 2, a profile is not “a set of preference orders for each individual”.</text:p>
      <text:p text:style-name="Standard"/>
      <text:p text:style-name="Standard">- In Section 2, I would define the loss vector just after defining a rank and leave the definition of Pareto at the end of the section.</text:p>
      <text:p text:style-name="Standard"/>
      <text:p text:style-name="Standard">- Both the sub titles 3.1 and 3.2 should be plural, i.e., “compromises”.</text:p>
      <text:p text:style-name="Standard"/>
      <text:p text:style-name="Standard">- I am quite satisfied with the structure of 3.1. Maybe Proposition 3.1 can be called Theorem 3.1 and can be expressed as “For n, m, no Paretian SCR is ECC”. Also, we can say that EC implies ECC right after the definitions.</text:p>
      <text:p text:style-name="Standard"/>
      <text:p text:style-name="Standard">- Remark 3.1 (only parts i and ii) can go right after the proof of Proposition 3.1, noting that it will be later used in the proof of Proposition 3.2. As in Remark 3.1, ii directly implies iii, we can still use it for Proposition 3.2 when showing EC implies not PCC. </text:p>
      <text:p text:style-name="Standard"/>
      <text:p text:style-name="Standard">- For Proposition 3.2, the proof of PC implies not ECC is straightforward: if f is PC, then f is Paretian and by Proposition 3.1, f is not ECC. </text:p>
      <text:p text:style-name="Standard"/>
      <text:p text:style-name="Standard">- Section 3.2 must have more of a narrative of what we are doing, with more comments on Proposition 3.2 and Remark 3.2.</text:p>
      <text:p text:style-name="Standard"/>
      <text:p text:style-name="Standard">- The case of n = 2 is certainly interesting while I doubt m = 2 is of interest for the question we are addressing. One possibility is to rule out m = 2 at the outset, so in Section 2 say that n is at least 2 and m is at least three. In this case, the note that follows Proposition 3.1 where m =2 is discussed becomes unnecessary. If, otherwise, we keep m = 2, then this note should be improved. Moreover, a similar discussion should follow Proposition 3.2.</text:p>
      <text:p text:style-name="Standard"/>
      <text:p text:style-name="Standard">- Remark 3.2 should mention n and m </text:p>
      <text:p text:style-name="Standard"/>
      <text:p text:style-name="Standard"/>
      <text:p text:style-name="Standard"/>
      <text:p text:style-name="Standard"/>
      <text:p text:style-name="Standard"/>
      <text:p text:style-name="Standard">Bonjour Beatrice and Olivier, </text:p>
      <text:p text:style-name="Standard"/>
      <text:p text:style-name="Standard">I didn’t make any further changes on the file but there are a few observations which I wish to note. In fact, these suggest a structure to the paper of which, I feel, we can complete a first draft before summer.</text:p>
      <text:p text:style-name="Standard"/>
      <text:p text:style-name="Standard">- The set of admissible spread measures SIGMA is fairly large and EC, ECC, PC, PCC are defined by the existence of some sigma in SIGMA. This is a weak requirement, hence non-existence results of the type “There is no f that is EC/PC” are very robust to variations of SIGMA. In fact, they all prevail over any subset of SIGMA and I don’t think there is any interesting superset of SIGMA.</text:p>
      <text:p text:style-name="Standard"/>
      <text:p text:style-name="Standard">- On the other hand, positive results may be very sensitive to changes in SIGMA. Until now, we have two of them: we show that anti plurality (AP) is PCC and fallback bargaining (FB) is PC. <text:soft-page-break/>However, we obtain these results by picking a specific sigma in SIGMA, namely the discrete measure which assigns a spread one to all vectors which do not exhibit pure equality. On the other hand, one may conceive reasonable conditions over spread measures that rule out the discrete measure. To clarify this point, consider the following example with n = 5 and m = 6 where at the profile (preferences to be read from left to right)</text:p>
      <text:p text:style-name="Standard"/>
      <text:p text:style-name="Standard">a b c d e x</text:p>
      <text:p text:style-name="Standard">d a e c x b</text:p>
      <text:p text:style-name="Standard">b d a e x c</text:p>
      <text:p text:style-name="Standard">c e b a x d</text:p>
      <text:p text:style-name="Standard">b c d x a e</text:p>
      <text:p text:style-name="Standard"/>
      <text:p text:style-name="Standard">both AP and FB pick alternative a whose loss vector is (0, 1, 2, 3, 4) while the loss vector of x (which is Pareto optimal) is (5, 4, 4, 4, 3) and several reasonable conditions over spread measures would conclude that the latter is more equal than the former. In other words, for reasonable restrictions of SIGMA, we may conclude that AP and FB are not PCC.</text:p>
      <text:p text:style-name="Standard"/>
      <text:p text:style-name="Standard">Hence, one open question is to find a list of mild and interesting axioms that restricts SIGMA and make AP and FB to fail PCC. Once this is done, we will have shown that practically all SCRs (Condorcet extensions, scoring rules, BK-compromises) fail PCC, thus being far from the spirit of compromise. (I didn’t state any result on point runoff systems which we may wish to add to Section 4 but no doubt that these will be negative as well.)</text:p>
      <text:p text:style-name="Standard"/>
      <text:p text:style-name="Standard">There comes the million dollar question: can we design an interesting SCR that satisfies at least PCC? This will certainly be a rule which doesn’t exist in the literature and such a suggestion would enrich the paper very much.</text:p>
      <text:p text:style-name="Standard"/>
      <text:p text:style-name="Standard">Once all this is handled, we should devote special attention to the two-person ”bargaining” case which merits a special section.</text:p>
      <text:p text:style-name="Standard"/>
      <text:p text:style-name="Standard">I think this makes a paper!</text:p>
      <text:p text:style-name="Standard"/>
      <text:p text:style-name="Standard">All the best</text:p>
      <text:p text:style-name="Standard"/>
      <text:p text:style-name="Standard">Remzi</text:p>
      <text:p text:style-name="Standard"/>
      <text:p text:style-name="Standard"/>
      <text:p text:style-name="Standard"/>
      <text:p text:style-name="Standard"/>
      <text:p text:style-name="Standard">A few new observations. Suppose we use spread measures in the spirit of the Kemeny distance. So, the spread of a loss vector is a monotonically increasing function of the total number of pairwise swaps in preferences necessary to obtain pure equality. One can also define a more sophisticated version of this which takes into account both the total number of swaps and the number of individuals for whom swaps are necessary.  </text:p>
      <text:p text:style-name="P1"/>
      <text:p text:style-name="P1">For example, at the profile in my previous message, one can say that x needs 2 swaps or, in the sophisticated version, x needs (1, 0, 0, 0, 1). I call this vector the equalizing swaps vector for x which I denote e(x). Note that (1, 0, 0, 0, 1) could give, in principle, a spread that is different than the spread induced by (2, 0, 0, 0, 0), although the sum of swaps is the same for both vectors. When we look at alternative a, the spread vector with the minimal sum of swaps is (2, 1, 0, 1, 2) which is clearly dominated by (1, 0, 0, 0, 1). However, we can find undominated equalizing swap vectors for <text:soft-page-break/>alternative a such as (0, 1, 2, 3, 4) or (4, 3, 2, 1, 0) but this will be at the expense of increasing the total number of swaps (in this case from 6 to 10). </text:p>
      <text:p text:style-name="P1"/>
      <text:p text:style-name="P1">I think a measure on these lines makes sense and could ensure that both AP and FB fail PCC. In fact, as the example below shows, under both AP and FB, it is possible to have a Pareto alternative x that is not elected with e(x) being in the form (1, 1, 0, 0,..., 0) while for the elected alternative a, e(a) may have an arbitrarily high variance. It is interesting to note that for both SCRs, is not possible to have a Pareto alternative that is not elected while the total number of needed equalizing swaps is zero or one. In fact, it is by exploiting this fact that we had obtained our positive results for AP and FB through the discrete spread mesure.</text:p>
      <text:p text:style-name="P1"/>
      <text:p text:style-name="P1">Once and if we present a spread measure in the lines, the corresponding “compromise” SCR would be Kemeny-like, no? And this was a point made by Emin last fall in Istanbul, if I recall well.</text:p>
      <text:p text:style-name="P1"/>
      <text:p text:style-name="P1">Cordially </text:p>
      <text:p text:style-name="P1"/>
      <text:p text:style-name="P1">Remzi</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2:53:19.089275100</meta:creation-date>
    <dc:date>2020-03-31T20:48:45.539772182</dc:date>
    <meta:editing-duration>PT4H55M6S</meta:editing-duration>
    <meta:editing-cycles>1</meta:editing-cycles>
    <meta:document-statistic meta:table-count="0" meta:image-count="0" meta:object-count="0" meta:page-count="3" meta:paragraph-count="33" meta:word-count="1213" meta:character-count="6316" meta:non-whitespace-character-count="5128"/>
    <meta:generator>LibreOffice/5.1.6.2$Linux_X86_64 LibreOffice_project/10m0$Build-2</meta:generator>
  </office:meta>
</office:document-meta>
</file>